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F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JESSH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UN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JANA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USMITHA</text:p>
          </table:table-cell>
          <table:table-cell office:value-type="float" office:value="60000000" calcext:value-type="float">
            <text:p>6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0:46:51.098812747</meta:creation-date>
    <dc:date>2020-02-17T20:49:24.085849843</dc:date>
    <meta:editing-duration>PT2M33S</meta:editing-duration>
    <meta:editing-cycles>1</meta:editing-cycles>
    <meta:generator>LibreOffice/5.1.6.2$Linux_X86_64 LibreOffice_project/10m0$Build-2</meta:generator>
    <meta:document-statistic meta:table-count="1" meta:cell-count="15" meta:object-count="0"/>
  </office:meta>
</office:document-meta>
</file>